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598cm" svg:height="20.898cm" svg:x="0.102cm" svg:y="0.1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2cm" fo:margin-bottom="0.61cm" fo:margin-left="0.102cm" fo:margin-right="0.102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delkrime Aries</meta:initial-creator>
    <meta:creation-date>2017-05-10T09:10:00.437450582</meta:creation-date>
    <dc:date>2017-06-17T09:45:13.533742896</dc:date>
    <dc:creator>Abdelkrime Aries</dc:creator>
    <meta:editing-duration>PT33M53S</meta:editing-duration>
    <meta:editing-cycles>5</meta:editing-cycles>
    <meta:generator>LibreOffice/5.1.6.2$Linux_X86_64 LibreOffice_project/1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.1" chart:maximum="0.44" chart:interval-major="0.02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599cm" svg:height="20.899cm" xlink:href="." xlink:type="simple" chart:class="chart:line" chart:style-name="ch1">
        <chart:legend chart:legend-position="end" svg:x="26.674cm" svg:y="8.905cm" style:legend-expansion="high" chart:style-name="ch2"/>
        <chart:plot-area chart:style-name="ch3" chart:data-source-has-labels="both" svg:x="0.591cm" svg:y="0.417cm" svg:width="25.492cm" svg:height="20.065cm">
          <chartooo:coordinate-region svg:x="1.503cm" svg:y="0.617cm" svg:width="24.393cm" svg:height="19.218cm"/>
          <chart:axis chart:dimension="x" chart:name="primary-x" chart:style-name="ch4" chartooo:axis-type="auto">
            <chartooo:date-scale/>
            <chart:categories table:cell-range-address="local-table.$B$1:.$AM$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AM$2" chart:label-cell-address="local-table.$A$2" chart:class="chart:line">
            <chart:data-point chart:repeated="38"/>
          </chart:series>
          <chart:series chart:style-name="ch8" chart:values-cell-range-address="local-table.$B$3:.$AM$3" chart:label-cell-address="local-table.$A$3" chart:class="chart:line">
            <chart:data-point chart:repeated="38"/>
          </chart:series>
          <chart:series chart:style-name="ch9" chart:values-cell-range-address="local-table.$B$4:.$AM$4" chart:label-cell-address="local-table.$A$4" chart:class="chart:line">
            <chart:data-point chart:repeated="38"/>
          </chart:series>
          <chart:series chart:style-name="ch10" chart:values-cell-range-address="local-table.$B$5:.$AM$5" chart:label-cell-address="local-table.$A$5" chart:class="chart:line">
            <chart:data-point chart:repeated="38"/>
          </chart:series>
          <chart:series chart:style-name="ch11" chart:values-cell-range-address="local-table.$B$6:.$AM$6" chart:label-cell-address="local-table.$A$6" chart:class="chart:line">
            <chart:data-point chart:repeated="38"/>
          </chart:series>
          <chart:series chart:style-name="ch12" chart:values-cell-range-address="local-table.$B$7:.$AM$7" chart:label-cell-address="local-table.$A$7" chart:class="chart:line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f</text:p>
              </table:table-cell>
              <table:table-cell office:value-type="string">
                <text:p>ar</text:p>
              </table:table-cell>
              <table:table-cell office:value-type="string">
                <text:p>bg</text:p>
              </table:table-cell>
              <table:table-cell office:value-type="string">
                <text:p>ca</text:p>
              </table:table-cell>
              <table:table-cell office:value-type="string">
                <text:p>cs</text:p>
              </table:table-cell>
              <table:table-cell office:value-type="string">
                <text:p>de</text:p>
              </table:table-cell>
              <table:table-cell office:value-type="string">
                <text:p>el</text:p>
              </table:table-cell>
              <table:table-cell office:value-type="string">
                <text:p>en</text:p>
              </table:table-cell>
              <table:table-cell office:value-type="string">
                <text:p>eo</text:p>
              </table:table-cell>
              <table:table-cell office:value-type="string">
                <text:p>es</text:p>
              </table:table-cell>
              <table:table-cell office:value-type="string">
                <text:p>eu</text:p>
              </table:table-cell>
              <table:table-cell office:value-type="string">
                <text:p>fa</text:p>
              </table:table-cell>
              <table:table-cell office:value-type="string">
                <text:p>fi</text:p>
              </table:table-cell>
              <table:table-cell office:value-type="string">
                <text:p>fr</text:p>
              </table:table-cell>
              <table:table-cell office:value-type="string">
                <text:p>he</text:p>
              </table:table-cell>
              <table:table-cell office:value-type="string">
                <text:p>hr</text:p>
              </table:table-cell>
              <table:table-cell office:value-type="string">
                <text:p>hu</text:p>
              </table:table-cell>
              <table:table-cell office:value-type="string">
                <text:p>id</text:p>
              </table:table-cell>
              <table:table-cell office:value-type="string">
                <text:p>it</text:p>
              </table:table-cell>
              <table:table-cell office:value-type="string">
                <text:p>ja</text:p>
              </table:table-cell>
              <table:table-cell office:value-type="string">
                <text:p>ka</text:p>
              </table:table-cell>
              <table:table-cell office:value-type="string">
                <text:p>ko</text:p>
              </table:table-cell>
              <table:table-cell office:value-type="string">
                <text:p>ms</text:p>
              </table:table-cell>
              <table:table-cell office:value-type="string">
                <text:p>nl</text:p>
              </table:table-cell>
              <table:table-cell office:value-type="string">
                <text:p>no</text:p>
              </table:table-cell>
              <table:table-cell office:value-type="string">
                <text:p>pl</text:p>
              </table:table-cell>
              <table:table-cell office:value-type="string">
                <text:p>pt</text:p>
              </table:table-cell>
              <table:table-cell office:value-type="string">
                <text:p>ro</text:p>
              </table:table-cell>
              <table:table-cell office:value-type="string">
                <text:p>ru</text:p>
              </table:table-cell>
              <table:table-cell office:value-type="string">
                <text:p>sh</text:p>
              </table:table-cell>
              <table:table-cell office:value-type="string">
                <text:p>sk</text:p>
              </table:table-cell>
              <table:table-cell office:value-type="string">
                <text:p>sl</text:p>
              </table:table-cell>
              <table:table-cell office:value-type="string">
                <text:p>sr</text:p>
              </table:table-cell>
              <table:table-cell office:value-type="string">
                <text:p>sv</text:p>
              </table:table-cell>
              <table:table-cell office:value-type="string">
                <text:p>th</text:p>
              </table:table-cell>
              <table:table-cell office:value-type="string">
                <text:p>tr</text:p>
              </table:table-cell>
              <table:table-cell office:value-type="string">
                <text:p>vi</text:p>
              </table:table-cell>
              <table:table-cell office:value-type="string">
                <text:p>zh</text:p>
              </table:table-cell>
            </table:table-row>
          </table:table-header-rows>
          <table:table-rows>
            <table:table-row>
              <table:table-cell office:value-type="string">
                <text:p>SSF-GC1 (e4)</text:p>
              </table:table-cell>
              <table:table-cell office:value-type="float" office:value="0.40765">
                <text:p>0.40765</text:p>
              </table:table-cell>
              <table:table-cell office:value-type="float" office:value="0.21502">
                <text:p>0.21502</text:p>
              </table:table-cell>
              <table:table-cell office:value-type="float" office:value="0.27775">
                <text:p>0.27775</text:p>
              </table:table-cell>
              <table:table-cell office:value-type="float" office:value="0.38983">
                <text:p>0.38983</text:p>
              </table:table-cell>
              <table:table-cell office:value-type="float" office:value="0.23888">
                <text:p>0.23888</text:p>
              </table:table-cell>
              <table:table-cell office:value-type="float" office:value="0.22692">
                <text:p>0.22692</text:p>
              </table:table-cell>
              <table:table-cell office:value-type="float" office:value="0.30296">
                <text:p>0.30296</text:p>
              </table:table-cell>
              <table:table-cell office:value-type="float" office:value="0.4131">
                <text:p>0.4131</text:p>
              </table:table-cell>
              <table:table-cell office:value-type="float" office:value="0.31895">
                <text:p>0.31895</text:p>
              </table:table-cell>
              <table:table-cell office:value-type="float" office:value="0.41301">
                <text:p>0.41301</text:p>
              </table:table-cell>
              <table:table-cell office:value-type="float" office:value="0.14312">
                <text:p>0.14312</text:p>
              </table:table-cell>
              <table:table-cell office:value-type="float" office:value="0.32096">
                <text:p>0.32096</text:p>
              </table:table-cell>
              <table:table-cell office:value-type="float" office:value="0.19122">
                <text:p>0.19122</text:p>
              </table:table-cell>
              <table:table-cell office:value-type="float" office:value="0.38968">
                <text:p>0.38968</text:p>
              </table:table-cell>
              <table:table-cell office:value-type="float" office:value="0.18033">
                <text:p>0.18033</text:p>
              </table:table-cell>
              <table:table-cell office:value-type="float" office:value="0.22832">
                <text:p>0.22832</text:p>
              </table:table-cell>
              <table:table-cell office:value-type="float" office:value="0.23223">
                <text:p>0.23223</text:p>
              </table:table-cell>
              <table:table-cell office:value-type="float" office:value="0.27464">
                <text:p>0.27464</text:p>
              </table:table-cell>
              <table:table-cell office:value-type="float" office:value="0.26302">
                <text:p>0.26302</text:p>
              </table:table-cell>
              <table:table-cell office:value-type="float" office:value="0.30356">
                <text:p>0.30356</text:p>
              </table:table-cell>
              <table:table-cell office:value-type="float" office:value="0.12934">
                <text:p>0.12934</text:p>
              </table:table-cell>
              <table:table-cell office:value-type="float" office:value="0.11259">
                <text:p>0.11259</text:p>
              </table:table-cell>
              <table:table-cell office:value-type="float" office:value="0.26211">
                <text:p>0.26211</text:p>
              </table:table-cell>
              <table:table-cell office:value-type="float" office:value="0.34767">
                <text:p>0.34767</text:p>
              </table:table-cell>
              <table:table-cell office:value-type="float" office:value="0.31901">
                <text:p>0.31901</text:p>
              </table:table-cell>
              <table:table-cell office:value-type="float" office:value="0.23191">
                <text:p>0.23191</text:p>
              </table:table-cell>
              <table:table-cell office:value-type="float" office:value="0.35306">
                <text:p>0.35306</text:p>
              </table:table-cell>
              <table:table-cell office:value-type="float" office:value="0.31735">
                <text:p>0.31735</text:p>
              </table:table-cell>
              <table:table-cell office:value-type="float" office:value="0.19471">
                <text:p>0.19471</text:p>
              </table:table-cell>
              <table:table-cell office:value-type="float" office:value="0.1884">
                <text:p>0.1884</text:p>
              </table:table-cell>
              <table:table-cell office:value-type="float" office:value="0.17265">
                <text:p>0.17265</text:p>
              </table:table-cell>
              <table:table-cell office:value-type="float" office:value="0.24025">
                <text:p>0.24025</text:p>
              </table:table-cell>
              <table:table-cell office:value-type="float" office:value="0.26355">
                <text:p>0.26355</text:p>
              </table:table-cell>
              <table:table-cell office:value-type="float" office:value="0.31297">
                <text:p>0.31297</text:p>
              </table:table-cell>
              <table:table-cell office:value-type="float" office:value="0.37592">
                <text:p>0.37592</text:p>
              </table:table-cell>
              <table:table-cell office:value-type="float" office:value="0.23409">
                <text:p>0.23409</text:p>
              </table:table-cell>
              <table:table-cell office:value-type="float" office:value="0.41272">
                <text:p>0.41272</text:p>
              </table:table-cell>
              <table:table-cell office:value-type="float" office:value="0.37431">
                <text:p>0.37431</text:p>
              </table:table-cell>
            </table:table-row>
            <table:table-row>
              <table:table-cell office:value-type="string">
                <text:p>SSF-GC2 (e0)</text:p>
              </table:table-cell>
              <table:table-cell office:value-type="float" office:value="0.38112">
                <text:p>0.38112</text:p>
              </table:table-cell>
              <table:table-cell office:value-type="float" office:value="0.20687">
                <text:p>0.20687</text:p>
              </table:table-cell>
              <table:table-cell office:value-type="float" office:value="0.27167">
                <text:p>0.27167</text:p>
              </table:table-cell>
              <table:table-cell office:value-type="float" office:value="0.3677">
                <text:p>0.3677</text:p>
              </table:table-cell>
              <table:table-cell office:value-type="float" office:value="0.2253">
                <text:p>0.2253</text:p>
              </table:table-cell>
              <table:table-cell office:value-type="float" office:value="0.21463">
                <text:p>0.21463</text:p>
              </table:table-cell>
              <table:table-cell office:value-type="float" office:value="0.2717">
                <text:p>0.2717</text:p>
              </table:table-cell>
              <table:table-cell office:value-type="float" office:value="0.38701">
                <text:p>0.38701</text:p>
              </table:table-cell>
              <table:table-cell office:value-type="float" office:value="0.29174">
                <text:p>0.29174</text:p>
              </table:table-cell>
              <table:table-cell office:value-type="float" office:value="0.39641">
                <text:p>0.39641</text:p>
              </table:table-cell>
              <table:table-cell office:value-type="float" office:value="0.14703">
                <text:p>0.14703</text:p>
              </table:table-cell>
              <table:table-cell office:value-type="float" office:value="0.30135">
                <text:p>0.30135</text:p>
              </table:table-cell>
              <table:table-cell office:value-type="float" office:value="0.18338">
                <text:p>0.18338</text:p>
              </table:table-cell>
              <table:table-cell office:value-type="float" office:value="0.37243">
                <text:p>0.37243</text:p>
              </table:table-cell>
              <table:table-cell office:value-type="float" office:value="0.17353">
                <text:p>0.17353</text:p>
              </table:table-cell>
              <table:table-cell office:value-type="float" office:value="0.20058">
                <text:p>0.20058</text:p>
              </table:table-cell>
              <table:table-cell office:value-type="float" office:value="0.22528">
                <text:p>0.22528</text:p>
              </table:table-cell>
              <table:table-cell office:value-type="float" office:value="0.25793">
                <text:p>0.25793</text:p>
              </table:table-cell>
              <table:table-cell office:value-type="float" office:value="0.25452">
                <text:p>0.25452</text:p>
              </table:table-cell>
              <table:table-cell office:value-type="float" office:value="0.31126">
                <text:p>0.31126</text:p>
              </table:table-cell>
              <table:table-cell office:value-type="float" office:value="0.12493">
                <text:p>0.12493</text:p>
              </table:table-cell>
              <table:table-cell office:value-type="float" office:value="0.11207">
                <text:p>0.11207</text:p>
              </table:table-cell>
              <table:table-cell office:value-type="float" office:value="0.24151">
                <text:p>0.24151</text:p>
              </table:table-cell>
              <table:table-cell office:value-type="float" office:value="0.34357">
                <text:p>0.34357</text:p>
              </table:table-cell>
              <table:table-cell office:value-type="float" office:value="0.29774">
                <text:p>0.29774</text:p>
              </table:table-cell>
              <table:table-cell office:value-type="float" office:value="0.21005">
                <text:p>0.21005</text:p>
              </table:table-cell>
              <table:table-cell office:value-type="float" office:value="0.33718">
                <text:p>0.33718</text:p>
              </table:table-cell>
              <table:table-cell office:value-type="float" office:value="0.29629">
                <text:p>0.29629</text:p>
              </table:table-cell>
              <table:table-cell office:value-type="float" office:value="0.18685">
                <text:p>0.18685</text:p>
              </table:table-cell>
              <table:table-cell office:value-type="float" office:value="0.17372">
                <text:p>0.17372</text:p>
              </table:table-cell>
              <table:table-cell office:value-type="float" office:value="0.16026">
                <text:p>0.16026</text:p>
              </table:table-cell>
              <table:table-cell office:value-type="float" office:value="0.21022">
                <text:p>0.21022</text:p>
              </table:table-cell>
              <table:table-cell office:value-type="float" office:value="0.24901">
                <text:p>0.24901</text:p>
              </table:table-cell>
              <table:table-cell office:value-type="float" office:value="0.29897">
                <text:p>0.29897</text:p>
              </table:table-cell>
              <table:table-cell office:value-type="float" office:value="0.32399">
                <text:p>0.32399</text:p>
              </table:table-cell>
              <table:table-cell office:value-type="float" office:value="0.23012">
                <text:p>0.23012</text:p>
              </table:table-cell>
              <table:table-cell office:value-type="float" office:value="0.38331">
                <text:p>0.38331</text:p>
              </table:table-cell>
              <table:table-cell office:value-type="float" office:value="0.34935">
                <text:p>0.34935</text:p>
              </table:table-cell>
            </table:table-row>
            <table:table-row>
              <table:table-cell office:value-type="string">
                <text:p>SSF-GC3 (e1)</text:p>
              </table:table-cell>
              <table:table-cell office:value-type="float" office:value="0.38696">
                <text:p>0.38696</text:p>
              </table:table-cell>
              <table:table-cell office:value-type="float" office:value="0.21359">
                <text:p>0.21359</text:p>
              </table:table-cell>
              <table:table-cell office:value-type="float" office:value="0.27473">
                <text:p>0.27473</text:p>
              </table:table-cell>
              <table:table-cell office:value-type="float" office:value="0.38495">
                <text:p>0.38495</text:p>
              </table:table-cell>
              <table:table-cell office:value-type="float" office:value="0.22444">
                <text:p>0.22444</text:p>
              </table:table-cell>
              <table:table-cell office:value-type="float" office:value="0.24232">
                <text:p>0.24232</text:p>
              </table:table-cell>
              <table:table-cell office:value-type="float" office:value="0.28775">
                <text:p>0.28775</text:p>
              </table:table-cell>
              <table:table-cell office:value-type="float" office:value="0.39807">
                <text:p>0.39807</text:p>
              </table:table-cell>
              <table:table-cell office:value-type="float" office:value="0.29865">
                <text:p>0.29865</text:p>
              </table:table-cell>
              <table:table-cell office:value-type="float" office:value="0.39576">
                <text:p>0.39576</text:p>
              </table:table-cell>
              <table:table-cell office:value-type="float" office:value="0.15967">
                <text:p>0.15967</text:p>
              </table:table-cell>
              <table:table-cell office:value-type="float" office:value="0.31622">
                <text:p>0.31622</text:p>
              </table:table-cell>
              <table:table-cell office:value-type="float" office:value="0.19415">
                <text:p>0.19415</text:p>
              </table:table-cell>
              <table:table-cell office:value-type="float" office:value="0.3868">
                <text:p>0.3868</text:p>
              </table:table-cell>
              <table:table-cell office:value-type="float" office:value="0.17247">
                <text:p>0.17247</text:p>
              </table:table-cell>
              <table:table-cell office:value-type="float" office:value="0.20987">
                <text:p>0.20987</text:p>
              </table:table-cell>
              <table:table-cell office:value-type="float" office:value="0.23202">
                <text:p>0.23202</text:p>
              </table:table-cell>
              <table:table-cell office:value-type="float" office:value="0.26951">
                <text:p>0.26951</text:p>
              </table:table-cell>
              <table:table-cell office:value-type="float" office:value="0.27171">
                <text:p>0.27171</text:p>
              </table:table-cell>
              <table:table-cell office:value-type="float" office:value="0.31961">
                <text:p>0.31961</text:p>
              </table:table-cell>
              <table:table-cell office:value-type="float" office:value="0.12468">
                <text:p>0.12468</text:p>
              </table:table-cell>
              <table:table-cell office:value-type="float" office:value="0.11905">
                <text:p>0.11905</text:p>
              </table:table-cell>
              <table:table-cell office:value-type="float" office:value="0.25871">
                <text:p>0.25871</text:p>
              </table:table-cell>
              <table:table-cell office:value-type="float" office:value="0.3425">
                <text:p>0.3425</text:p>
              </table:table-cell>
              <table:table-cell office:value-type="float" office:value="0.30679">
                <text:p>0.30679</text:p>
              </table:table-cell>
              <table:table-cell office:value-type="float" office:value="0.22654">
                <text:p>0.22654</text:p>
              </table:table-cell>
              <table:table-cell office:value-type="float" office:value="0.34983">
                <text:p>0.34983</text:p>
              </table:table-cell>
              <table:table-cell office:value-type="float" office:value="0.30993">
                <text:p>0.30993</text:p>
              </table:table-cell>
              <table:table-cell office:value-type="float" office:value="0.18077">
                <text:p>0.18077</text:p>
              </table:table-cell>
              <table:table-cell office:value-type="float" office:value="0.17746">
                <text:p>0.17746</text:p>
              </table:table-cell>
              <table:table-cell office:value-type="float" office:value="0.16257">
                <text:p>0.16257</text:p>
              </table:table-cell>
              <table:table-cell office:value-type="float" office:value="0.21533">
                <text:p>0.21533</text:p>
              </table:table-cell>
              <table:table-cell office:value-type="float" office:value="0.25442">
                <text:p>0.25442</text:p>
              </table:table-cell>
              <table:table-cell office:value-type="float" office:value="0.30505">
                <text:p>0.30505</text:p>
              </table:table-cell>
              <table:table-cell office:value-type="float" office:value="0.37632">
                <text:p>0.37632</text:p>
              </table:table-cell>
              <table:table-cell office:value-type="float" office:value="0.22399">
                <text:p>0.22399</text:p>
              </table:table-cell>
              <table:table-cell office:value-type="float" office:value="0.39715">
                <text:p>0.39715</text:p>
              </table:table-cell>
              <table:table-cell office:value-type="float" office:value="0.35637">
                <text:p>0.35637</text:p>
              </table:table-cell>
            </table:table-row>
            <table:table-row>
              <table:table-cell office:value-type="string">
                <text:p>SSF-GC4 (e1)</text:p>
              </table:table-cell>
              <table:table-cell office:value-type="float" office:value="0.3865">
                <text:p>0.3865</text:p>
              </table:table-cell>
              <table:table-cell office:value-type="float" office:value="0.21632">
                <text:p>0.21632</text:p>
              </table:table-cell>
              <table:table-cell office:value-type="float" office:value="0.2785">
                <text:p>0.2785</text:p>
              </table:table-cell>
              <table:table-cell office:value-type="float" office:value="0.39381">
                <text:p>0.39381</text:p>
              </table:table-cell>
              <table:table-cell office:value-type="float" office:value="0.23208">
                <text:p>0.23208</text:p>
              </table:table-cell>
              <table:table-cell office:value-type="float" office:value="0.24108">
                <text:p>0.24108</text:p>
              </table:table-cell>
              <table:table-cell office:value-type="float" office:value="0.28525">
                <text:p>0.28525</text:p>
              </table:table-cell>
              <table:table-cell office:value-type="float" office:value="0.3996">
                <text:p>0.3996</text:p>
              </table:table-cell>
              <table:table-cell office:value-type="float" office:value="0.30823">
                <text:p>0.30823</text:p>
              </table:table-cell>
              <table:table-cell office:value-type="float" office:value="0.39181">
                <text:p>0.39181</text:p>
              </table:table-cell>
              <table:table-cell office:value-type="float" office:value="0.15887">
                <text:p>0.15887</text:p>
              </table:table-cell>
              <table:table-cell office:value-type="float" office:value="0.31833">
                <text:p>0.31833</text:p>
              </table:table-cell>
              <table:table-cell office:value-type="float" office:value="0.19314">
                <text:p>0.19314</text:p>
              </table:table-cell>
              <table:table-cell office:value-type="float" office:value="0.38929">
                <text:p>0.38929</text:p>
              </table:table-cell>
              <table:table-cell office:value-type="float" office:value="0.18381">
                <text:p>0.18381</text:p>
              </table:table-cell>
              <table:table-cell office:value-type="float" office:value="0.22085">
                <text:p>0.22085</text:p>
              </table:table-cell>
              <table:table-cell office:value-type="float" office:value="0.24189">
                <text:p>0.24189</text:p>
              </table:table-cell>
              <table:table-cell office:value-type="float" office:value="0.26467">
                <text:p>0.26467</text:p>
              </table:table-cell>
              <table:table-cell office:value-type="float" office:value="0.27263">
                <text:p>0.27263</text:p>
              </table:table-cell>
              <table:table-cell office:value-type="float" office:value="0.32985">
                <text:p>0.32985</text:p>
              </table:table-cell>
              <table:table-cell office:value-type="float" office:value="0.13392">
                <text:p>0.13392</text:p>
              </table:table-cell>
              <table:table-cell office:value-type="float" office:value="0.11921">
                <text:p>0.11921</text:p>
              </table:table-cell>
              <table:table-cell office:value-type="float" office:value="0.25843">
                <text:p>0.25843</text:p>
              </table:table-cell>
              <table:table-cell office:value-type="float" office:value="0.33441">
                <text:p>0.33441</text:p>
              </table:table-cell>
              <table:table-cell office:value-type="float" office:value="0.30773">
                <text:p>0.30773</text:p>
              </table:table-cell>
              <table:table-cell office:value-type="float" office:value="0.22456">
                <text:p>0.22456</text:p>
              </table:table-cell>
              <table:table-cell office:value-type="float" office:value="0.35379">
                <text:p>0.35379</text:p>
              </table:table-cell>
              <table:table-cell office:value-type="float" office:value="0.31826">
                <text:p>0.31826</text:p>
              </table:table-cell>
              <table:table-cell office:value-type="float" office:value="0.18662">
                <text:p>0.18662</text:p>
              </table:table-cell>
              <table:table-cell office:value-type="float" office:value="0.18037">
                <text:p>0.18037</text:p>
              </table:table-cell>
              <table:table-cell office:value-type="float" office:value="0.16344">
                <text:p>0.16344</text:p>
              </table:table-cell>
              <table:table-cell office:value-type="float" office:value="0.22198">
                <text:p>0.22198</text:p>
              </table:table-cell>
              <table:table-cell office:value-type="float" office:value="0.25657">
                <text:p>0.25657</text:p>
              </table:table-cell>
              <table:table-cell office:value-type="float" office:value="0.30734">
                <text:p>0.30734</text:p>
              </table:table-cell>
              <table:table-cell office:value-type="float" office:value="0.3784">
                <text:p>0.3784</text:p>
              </table:table-cell>
              <table:table-cell office:value-type="float" office:value="0.23653">
                <text:p>0.23653</text:p>
              </table:table-cell>
              <table:table-cell office:value-type="float" office:value="0.38525">
                <text:p>0.38525</text:p>
              </table:table-cell>
              <table:table-cell office:value-type="float" office:value="0.35053">
                <text:p>0.35053</text:p>
              </table:table-cell>
            </table:table-row>
            <table:table-row>
              <table:table-cell office:value-type="string">
                <text:p>SSF-GC5 (e1)</text:p>
              </table:table-cell>
              <table:table-cell office:value-type="float" office:value="0.39099">
                <text:p>0.39099</text:p>
              </table:table-cell>
              <table:table-cell office:value-type="float" office:value="0.21667">
                <text:p>0.21667</text:p>
              </table:table-cell>
              <table:table-cell office:value-type="float" office:value="0.27757">
                <text:p>0.27757</text:p>
              </table:table-cell>
              <table:table-cell office:value-type="float" office:value="0.38606">
                <text:p>0.38606</text:p>
              </table:table-cell>
              <table:table-cell office:value-type="float" office:value="0.23935">
                <text:p>0.23935</text:p>
              </table:table-cell>
              <table:table-cell office:value-type="float" office:value="0.24171">
                <text:p>0.24171</text:p>
              </table:table-cell>
              <table:table-cell office:value-type="float" office:value="0.28227">
                <text:p>0.28227</text:p>
              </table:table-cell>
              <table:table-cell office:value-type="float" office:value="0.39573">
                <text:p>0.39573</text:p>
              </table:table-cell>
              <table:table-cell office:value-type="float" office:value="0.30998">
                <text:p>0.30998</text:p>
              </table:table-cell>
              <table:table-cell office:value-type="float" office:value="0.393">
                <text:p>0.393</text:p>
              </table:table-cell>
              <table:table-cell office:value-type="float" office:value="0.16443">
                <text:p>0.16443</text:p>
              </table:table-cell>
              <table:table-cell office:value-type="float" office:value="0.31759">
                <text:p>0.31759</text:p>
              </table:table-cell>
              <table:table-cell office:value-type="float" office:value="0.19641">
                <text:p>0.19641</text:p>
              </table:table-cell>
              <table:table-cell office:value-type="float" office:value="0.39128">
                <text:p>0.39128</text:p>
              </table:table-cell>
              <table:table-cell office:value-type="float" office:value="0.18644">
                <text:p>0.18644</text:p>
              </table:table-cell>
              <table:table-cell office:value-type="float" office:value="0.22359">
                <text:p>0.22359</text:p>
              </table:table-cell>
              <table:table-cell office:value-type="float" office:value="0.24083">
                <text:p>0.24083</text:p>
              </table:table-cell>
              <table:table-cell office:value-type="float" office:value="0.26341">
                <text:p>0.26341</text:p>
              </table:table-cell>
              <table:table-cell office:value-type="float" office:value="0.27576">
                <text:p>0.27576</text:p>
              </table:table-cell>
              <table:table-cell office:value-type="float" office:value="0.33164">
                <text:p>0.33164</text:p>
              </table:table-cell>
              <table:table-cell office:value-type="float" office:value="0.1334">
                <text:p>0.1334</text:p>
              </table:table-cell>
              <table:table-cell office:value-type="float" office:value="0.11647">
                <text:p>0.11647</text:p>
              </table:table-cell>
              <table:table-cell office:value-type="float" office:value="0.26052">
                <text:p>0.26052</text:p>
              </table:table-cell>
              <table:table-cell office:value-type="float" office:value="0.33449">
                <text:p>0.33449</text:p>
              </table:table-cell>
              <table:table-cell office:value-type="float" office:value="0.30663">
                <text:p>0.30663</text:p>
              </table:table-cell>
              <table:table-cell office:value-type="float" office:value="0.22253">
                <text:p>0.22253</text:p>
              </table:table-cell>
              <table:table-cell office:value-type="float" office:value="0.35247">
                <text:p>0.35247</text:p>
              </table:table-cell>
              <table:table-cell office:value-type="float" office:value="0.31703">
                <text:p>0.31703</text:p>
              </table:table-cell>
              <table:table-cell office:value-type="float" office:value="0.18384">
                <text:p>0.18384</text:p>
              </table:table-cell>
              <table:table-cell office:value-type="float" office:value="0.18783">
                <text:p>0.18783</text:p>
              </table:table-cell>
              <table:table-cell office:value-type="float" office:value="0.16224">
                <text:p>0.16224</text:p>
              </table:table-cell>
              <table:table-cell office:value-type="float" office:value="0.22412">
                <text:p>0.22412</text:p>
              </table:table-cell>
              <table:table-cell office:value-type="float" office:value="0.25301">
                <text:p>0.25301</text:p>
              </table:table-cell>
              <table:table-cell office:value-type="float" office:value="0.31156">
                <text:p>0.31156</text:p>
              </table:table-cell>
              <table:table-cell office:value-type="float" office:value="0.37894">
                <text:p>0.37894</text:p>
              </table:table-cell>
              <table:table-cell office:value-type="float" office:value="0.24117">
                <text:p>0.24117</text:p>
              </table:table-cell>
              <table:table-cell office:value-type="float" office:value="0.38595">
                <text:p>0.38595</text:p>
              </table:table-cell>
              <table:table-cell office:value-type="float" office:value="0.3495">
                <text:p>0.3495</text:p>
              </table:table-cell>
            </table:table-row>
            <table:table-row>
              <table:table-cell office:value-type="string">
                <text:p>TCC</text:p>
              </table:table-cell>
              <table:table-cell office:value-type="float" office:value="0.40192">
                <text:p>0.40192</text:p>
              </table:table-cell>
              <table:table-cell office:value-type="float" office:value="0.21516">
                <text:p>0.21516</text:p>
              </table:table-cell>
              <table:table-cell office:value-type="float" office:value="0.30128">
                <text:p>0.30128</text:p>
              </table:table-cell>
              <table:table-cell office:value-type="float" office:value="0.40041">
                <text:p>0.40041</text:p>
              </table:table-cell>
              <table:table-cell office:value-type="float" office:value="0.23221">
                <text:p>0.23221</text:p>
              </table:table-cell>
              <table:table-cell office:value-type="float" office:value="0.21811">
                <text:p>0.21811</text:p>
              </table:table-cell>
              <table:table-cell office:value-type="float" office:value="0.27606">
                <text:p>0.27606</text:p>
              </table:table-cell>
              <table:table-cell office:value-type="float" office:value="0.40863">
                <text:p>0.40863</text:p>
              </table:table-cell>
              <table:table-cell office:value-type="float" office:value="0.3058">
                <text:p>0.3058</text:p>
              </table:table-cell>
              <table:table-cell office:value-type="float" office:value="0.42139">
                <text:p>0.42139</text:p>
              </table:table-cell>
              <table:table-cell office:value-type="float" office:value="0.17095">
                <text:p>0.17095</text:p>
              </table:table-cell>
              <table:table-cell office:value-type="float" office:value="0.31459">
                <text:p>0.31459</text:p>
              </table:table-cell>
              <table:table-cell office:value-type="float" office:value="0.19306">
                <text:p>0.19306</text:p>
              </table:table-cell>
              <table:table-cell office:value-type="float" office:value="0.39863">
                <text:p>0.39863</text:p>
              </table:table-cell>
              <table:table-cell office:value-type="float" office:value="0.18779">
                <text:p>0.18779</text:p>
              </table:table-cell>
              <table:table-cell office:value-type="float" office:value="0.20291">
                <text:p>0.20291</text:p>
              </table:table-cell>
              <table:table-cell office:value-type="float" office:value="0.22634">
                <text:p>0.22634</text:p>
              </table:table-cell>
              <table:table-cell office:value-type="float" office:value="0.27659">
                <text:p>0.27659</text:p>
              </table:table-cell>
              <table:table-cell office:value-type="float" office:value="0.27242">
                <text:p>0.27242</text:p>
              </table:table-cell>
              <table:table-cell office:value-type="float" office:value="0.32186">
                <text:p>0.32186</text:p>
              </table:table-cell>
              <table:table-cell office:value-type="float" office:value="0.11816">
                <text:p>0.11816</text:p>
              </table:table-cell>
              <table:table-cell office:value-type="float" office:value="0.12692">
                <text:p>0.12692</text:p>
              </table:table-cell>
              <table:table-cell office:value-type="float" office:value="0.26069">
                <text:p>0.26069</text:p>
              </table:table-cell>
              <table:table-cell office:value-type="float" office:value="0.34707">
                <text:p>0.34707</text:p>
              </table:table-cell>
              <table:table-cell office:value-type="float" office:value="0.30873">
                <text:p>0.30873</text:p>
              </table:table-cell>
              <table:table-cell office:value-type="float" office:value="0.22027">
                <text:p>0.22027</text:p>
              </table:table-cell>
              <table:table-cell office:value-type="float" office:value="0.35402">
                <text:p>0.35402</text:p>
              </table:table-cell>
              <table:table-cell office:value-type="float" office:value="0.31861">
                <text:p>0.31861</text:p>
              </table:table-cell>
              <table:table-cell office:value-type="float" office:value="0.1735">
                <text:p>0.1735</text:p>
              </table:table-cell>
              <table:table-cell office:value-type="float" office:value="0.19702">
                <text:p>0.19702</text:p>
              </table:table-cell>
              <table:table-cell office:value-type="float" office:value="0.17216">
                <text:p>0.17216</text:p>
              </table:table-cell>
              <table:table-cell office:value-type="float" office:value="0.22344">
                <text:p>0.22344</text:p>
              </table:table-cell>
              <table:table-cell office:value-type="float" office:value="0.26502">
                <text:p>0.26502</text:p>
              </table:table-cell>
              <table:table-cell office:value-type="float" office:value="0.31459">
                <text:p>0.31459</text:p>
              </table:table-cell>
              <table:table-cell office:value-type="float" office:value="0.35015">
                <text:p>0.35015</text:p>
              </table:table-cell>
              <table:table-cell office:value-type="float" office:value="0.2322">
                <text:p>0.2322</text:p>
              </table:table-cell>
              <table:table-cell office:value-type="float" office:value="0.40071">
                <text:p>0.40071</text:p>
              </table:table-cell>
              <table:table-cell office:value-type="float" office:value="0.38163">
                <text:p>0.38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